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T1" style:family="text">
      <style:text-properties fo:color="#f8f8f2"/>
    </style:style>
    <style:style style:name="T2" style:family="text">
      <style:text-properties fo:color="#75715e"/>
    </style:style>
    <style:style style:name="T3" style:family="text">
      <style:text-properties fo:color="#f92672"/>
    </style:style>
    <style:style style:name="T4" style:family="text">
      <style:text-properties fo:color="#a6e22e"/>
    </style:style>
    <style:style style:name="T5" style:family="text">
      <style:text-properties fo:color="#e6db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quiring Files</text:h>
      <text:p text:style-name="Text_20_body">As our programs grow more and more complex, we'll want to separate code into many files. This will help our code stay organized and easy to maintain. We've been using this organization a bit so far in the course: we often separate our test code (spec files) from our actual implementation files. In the previous RSPEC based projects, you may have noticed the <text:span text:style-name="Source_20_Text">/spec</text:span> and <text:span text:style-name="Source_20_Text">/lib</text:span> folders found in each project root. Let's step through an example of how we can divide our code into files!</text:p>
      <text:h text:style-name="Heading_20_3" text:outline-level="3">Enter Pet Hotel</text:h>
      <text:p text:style-name="Text_20_body">Using the previous concept of classes, let's design a <text:span text:style-name="Source_20_Text">PetHotel</text:span> that will house <text:span text:style-name="Source_20_Text">Cat</text:span>s as guests. Let's begin by writing both classes in the same file:</text:p>
      <text:p text:style-name="Preformatted_20_Text"><text:span text:style-name="Source_20_Text"><text:span text:style-name="T2"># pet_hotel.rb</text:span></text:span></text:p>
      <text:p text:style-name="Preformatted_20_Text"/>
      <text:p text:style-name="Preformatted_20_Text"><text:span text:style-name="Source_20_Text"><text:span text:style-name="T3">class</text:span></text:span><text:span text:style-name="Source_20_Text"><text:span text:style-name="T1"> </text:span></text:span><text:span text:style-name="Source_20_Text"><text:span text:style-name="T4">PetHotel</text:span></text:span></text:p>
      <text:p text:style-name="Preformatted_20_Text"><text:span text:style-name="Source_20_Text"><text:span text:style-name="T1"><text:s text:c="2"/></text:span></text:span><text:span text:style-name="Source_20_Text"><text:span text:style-name="T3">def</text:span></text:span><text:span text:style-name="Source_20_Text"><text:span text:style-name="T1"> </text:span></text:span><text:span text:style-name="Source_20_Text"><text:span text:style-name="T4">initialize</text:span></text:span><text:span text:style-name="Source_20_Text"><text:span text:style-name="T1">(name)</text:span></text:span></text:p>
      <text:p text:style-name="Preformatted_20_Text"><text:span text:style-name="Source_20_Text"><text:span text:style-name="T1"><text:s text:c="4"/>@name = name</text:span></text:span></text:p>
      <text:p text:style-name="Preformatted_20_Text"><text:span text:style-name="Source_20_Text"><text:span text:style-name="T1"><text:s text:c="4"/>@guests = []</text:span></text:span></text:p>
      <text:p text:style-name="Preformatted_20_Text"><text:span text:style-name="Source_20_Text"><text:span text:style-name="T1"><text:s text:c="2"/></text:span></text:span><text:span text:style-name="Source_20_Text"><text:span text:style-name="T3">end</text:span></text:span></text:p>
      <text:p text:style-name="Preformatted_20_Text"/>
      <text:p text:style-name="Preformatted_20_Text"><text:span text:style-name="Source_20_Text"><text:span text:style-name="T1"><text:s text:c="2"/></text:span></text:span><text:span text:style-name="Source_20_Text"><text:span text:style-name="T3">def</text:span></text:span><text:span text:style-name="Source_20_Text"><text:span text:style-name="T1"> </text:span></text:span><text:span text:style-name="Source_20_Text"><text:span text:style-name="T4">check_in</text:span></text:span><text:span text:style-name="Source_20_Text"><text:span text:style-name="T1">(guest)</text:span></text:span></text:p>
      <text:p text:style-name="Preformatted_20_Text"><text:span text:style-name="Source_20_Text"><text:span text:style-name="T1"><text:s text:c="4"/>@guests &lt;&lt; guest</text:span></text:span></text:p>
      <text:p text:style-name="Preformatted_20_Text"><text:span text:style-name="Source_20_Text"><text:span text:style-name="T1"><text:s text:c="2"/></text:span></text:span><text:span text:style-name="Source_20_Text"><text:span text:style-name="T3">end</text:span></text:span></text:p>
      <text:p text:style-name="Preformatted_20_Text"><text:span text:style-name="Source_20_Text"><text:span text:style-name="T3">end</text:span></text:span></text:p>
      <text:p text:style-name="Preformatted_20_Text"/>
      <text:p text:style-name="Preformatted_20_Text"><text:span text:style-name="Source_20_Text"><text:span text:style-name="T3">class</text:span></text:span><text:span text:style-name="Source_20_Text"><text:span text:style-name="T1"> </text:span></text:span><text:span text:style-name="Source_20_Text"><text:span text:style-name="T4">Cat</text:span></text:span></text:p>
      <text:p text:style-name="Preformatted_20_Text"><text:span text:style-name="Source_20_Text"><text:span text:style-name="T1"><text:s text:c="2"/></text:span></text:span><text:span text:style-name="Source_20_Text"><text:span text:style-name="T3">def</text:span></text:span><text:span text:style-name="Source_20_Text"><text:span text:style-name="T1"> </text:span></text:span><text:span text:style-name="Source_20_Text"><text:span text:style-name="T4">initialize</text:span></text:span><text:span text:style-name="Source_20_Text"><text:span text:style-name="T1">(name)</text:span></text:span></text:p>
      <text:p text:style-name="Preformatted_20_Text"><text:span text:style-name="Source_20_Text"><text:span text:style-name="T1"><text:s text:c="4"/>@name = name</text:span></text:span></text:p>
      <text:p text:style-name="Preformatted_20_Text"><text:span text:style-name="Source_20_Text"><text:span text:style-name="T1"><text:s text:c="2"/></text:span></text:span><text:span text:style-name="Source_20_Text"><text:span text:style-name="T3">end</text:span></text:span></text:p>
      <text:p text:style-name="Preformatted_20_Text"><text:span text:style-name="Source_20_Text"><text:span text:style-name="T3">end</text:span></text:span></text:p>
      <text:p text:style-name="Preformatted_20_Text"/>
      <text:p text:style-name="Preformatted_20_Text"><text:span text:style-name="Source_20_Text"><text:span text:style-name="T1">hotel = PetHotel.new(</text:span></text:span><text:span text:style-name="Source_20_Text"><text:span text:style-name="T5">"Animal Inn"</text:span></text:span><text:span text:style-name="Source_20_Text"><text:span text:style-name="T1">)</text:span></text:span></text:p>
      <text:p text:style-name="Preformatted_20_Text"/>
      <text:p text:style-name="Preformatted_20_Text"><text:span text:style-name="Source_20_Text"><text:span text:style-name="T1">cat_1 = Cat.new(</text:span></text:span><text:span text:style-name="Source_20_Text"><text:span text:style-name="T5">"Sennacy"</text:span></text:span><text:span text:style-name="Source_20_Text"><text:span text:style-name="T1">)</text:span></text:span></text:p>
      <text:p text:style-name="Preformatted_20_Text"><text:span text:style-name="Source_20_Text"><text:span text:style-name="T1">cat_2 = Cat.new(</text:span></text:span><text:span text:style-name="Source_20_Text"><text:span text:style-name="T5">"Whiskers"</text:span></text:span><text:span text:style-name="Source_20_Text"><text:span text:style-name="T1">)</text:span></text:span></text:p>
      <text:p text:style-name="Preformatted_20_Text"/>
      <text:p text:style-name="Preformatted_20_Text"><text:span text:style-name="Source_20_Text"><text:span text:style-name="T1">hotel.check_in(cat_1)</text:span></text:span></text:p>
      <text:p text:style-name="Preformatted_20_Text"><text:span text:style-name="Source_20_Text"><text:span text:style-name="T1">hotel.check_in(cat_2)</text:span></text:span></text:p>
      <text:p text:style-name="Preformatted_20_Text"/>
      <text:p text:style-name="Preformatted_20_Text"><text:span text:style-name="Source_20_Text"><text:span text:style-name="T1">p hotel</text:span></text:span></text:p>
      <text:p text:style-name="Preformatted_20_Text"><text:span text:style-name="Source_20_Text"><text:span text:style-name="T2"># &lt;PetHotel:0x007fb1ce1e91f0</text:span></text:span></text:p>
      <text:p text:style-name="Preformatted_20_Text"><text:span text:style-name="Source_20_Text"><text:span text:style-name="T2"># <text:s text:c="2"/>@name="Animal Inn",</text:span></text:span></text:p>
      <text:p text:style-name="Preformatted_20_Text"><text:span text:style-name="Source_20_Text"><text:span text:style-name="T2"># <text:s text:c="2"/>@guests=[</text:span></text:span></text:p>
      <text:p text:style-name="Preformatted_20_Text"><text:span text:style-name="Source_20_Text"><text:span text:style-name="T2"># <text:s text:c="4"/>#&lt;Cat:0x007fb1ce1e9060 @name="Sennacy"&gt;,</text:span></text:span></text:p>
      <text:p text:style-name="Preformatted_20_Text"><text:span text:style-name="Source_20_Text"><text:span text:style-name="T2"># <text:s text:c="4"/>#&lt;Cat:0x007fb1ce1e8f48 @name="Whiskers"&gt;</text:span></text:span></text:p>
      <text:p text:style-name="Preformatted_20_Text"><text:span text:style-name="Source_20_Text"><text:span text:style-name="T2"># <text:s text:c="2"/>]</text:span></text:span></text:p>
      <text:p text:style-name="P1"><text:span text:style-name="Source_20_Text"><text:span text:style-name="T2"># &gt;</text:span></text:span></text:p>
      <text:p text:style-name="Text_20_body">The code above seems acceptable, but what if our <text:span text:style-name="Source_20_Text">PetHotel</text:span> and <text:span text:style-name="Source_20_Text">Cat</text:span> classes were more complex? Grouping these two classes in the same file may no longer be viable. Even further, what if our <text:span text:style-name="Source_20_Text">PetHotel</text:span> should be able to house other animals like <text:span text:style-name="Source_20_Text">Dog</text:span>s, <text:span text:style-name="Source_20_Text">Bird</text:span>s, etc.? We should avoid creating one massive file for all of this classes and logic. A great design principle to follow is <text:span text:style-name="Emphasis">Separation of </text:span><text:soft-page-break/><text:span text:style-name="Emphasis">Concerns</text:span>. One file should focus on implementing one class. After all, our <text:span text:style-name="Source_20_Text">Cat</text:span> class should be able to stand on it's own without interaction from <text:span text:style-name="Source_20_Text">PetHotel</text:span>. Let's decouple <text:span text:style-name="Source_20_Text">Cat</text:span> from <text:span text:style-name="Source_20_Text">PetHotel</text:span> to increase reusability of our classes.</text:p>
      <text:h text:style-name="Heading_20_3" text:outline-level="3">A Better Hotel design</text:h>
      <text:p text:style-name="Text_20_body">Below is one way we could organize our different files. <text:span text:style-name="Source_20_Text">project_root</text:span> is our outermost folder that will contain everything. Names that end in <text:span text:style-name="Source_20_Text">.rb</text:span> are files, names that don't end in <text:span text:style-name="Source_20_Text">.rb</text:span> are folders:</text:p>
      <text:p text:style-name="Preformatted_20_Text"><text:span text:style-name="Source_20_Text"><text:span text:style-name="T1">project_root</text:span></text:span></text:p>
      <text:p text:style-name="Preformatted_20_Text"><text:span text:style-name="Source_20_Text"><text:span text:style-name="T1"><text:s text:c="2"/>├── pet_hotel</text:span></text:span><text:span text:style-name="Source_20_Text"><text:span text:style-name="T4">.rb</text:span></text:span></text:p>
      <text:p text:style-name="Preformatted_20_Text"><text:span text:style-name="Source_20_Text"><text:span text:style-name="T1"><text:s text:c="2"/>├── cat</text:span></text:span><text:span text:style-name="Source_20_Text"><text:span text:style-name="T4">.rb</text:span></text:span></text:p>
      <text:p text:style-name="Preformatted_20_Text"><text:span text:style-name="Source_20_Text"><text:span text:style-name="T1"><text:s text:c="2"/>└── other_animals</text:span></text:span></text:p>
      <text:p text:style-name="P1"><text:span text:style-name="Source_20_Text"><text:span text:style-name="T1"><text:s text:c="6"/>└── dog.rb</text:span></text:span></text:p>
      <text:p text:style-name="Text_20_body">However, if <text:span text:style-name="Source_20_Text">PetHotel</text:span> and <text:span text:style-name="Source_20_Text">Cat</text:span> exist in separate files, how can we connect the two? We need to "import" <text:span text:style-name="Source_20_Text">cat.rb</text:span> into <text:span text:style-name="Source_20_Text">pet_hotel.rb</text:span>. In other words, we need to require <text:span text:style-name="Source_20_Text">cat.rb</text:span> in <text:span text:style-name="Source_20_Text">pet_hotel.rb</text:span>. Let's take a look into how we can do this along with <text:span text:style-name="Source_20_Text">dog.rb</text:span>, using the <text:span text:style-name="Source_20_Text">require_relative</text:span> method next.</text:p>
      <text:h text:style-name="Heading_20_4" text:outline-level="4">Require Relative</text:h>
      <text:p text:style-name="Text_20_body">Keep in mind the folder structure above and take a look at the code we could have in each file:</text:p>
      <text:p text:style-name="Preformatted_20_Text"><text:span text:style-name="Source_20_Text"><text:span text:style-name="T2"># project_root/cat.rb</text:span></text:span></text:p>
      <text:p text:style-name="Preformatted_20_Text"><text:span text:style-name="Source_20_Text"><text:span text:style-name="T3">class</text:span></text:span><text:span text:style-name="Source_20_Text"><text:span text:style-name="T1"> </text:span></text:span><text:span text:style-name="Source_20_Text"><text:span text:style-name="T4">Cat</text:span></text:span></text:p>
      <text:p text:style-name="Preformatted_20_Text"><text:span text:style-name="Source_20_Text"><text:span text:style-name="T1"><text:s text:c="2"/></text:span></text:span><text:span text:style-name="Source_20_Text"><text:span text:style-name="T3">def</text:span></text:span><text:span text:style-name="Source_20_Text"><text:span text:style-name="T1"> </text:span></text:span><text:span text:style-name="Source_20_Text"><text:span text:style-name="T4">initialize</text:span></text:span><text:span text:style-name="Source_20_Text"><text:span text:style-name="T1">(name)</text:span></text:span></text:p>
      <text:p text:style-name="Preformatted_20_Text"><text:span text:style-name="Source_20_Text"><text:span text:style-name="T1"><text:s text:c="4"/>@name = name</text:span></text:span></text:p>
      <text:p text:style-name="Preformatted_20_Text"><text:span text:style-name="Source_20_Text"><text:span text:style-name="T1"><text:s text:c="2"/></text:span></text:span><text:span text:style-name="Source_20_Text"><text:span text:style-name="T3">end</text:span></text:span></text:p>
      <text:p text:style-name="P1"><text:span text:style-name="Source_20_Text"><text:span text:style-name="T3">end</text:span></text:span></text:p>
      <text:p text:style-name="Preformatted_20_Text"><text:span text:style-name="Source_20_Text"><text:span text:style-name="T2"># project_root/other_animals/dog.rb</text:span></text:span></text:p>
      <text:p text:style-name="Preformatted_20_Text"><text:span text:style-name="Source_20_Text"><text:span text:style-name="T3">class</text:span></text:span><text:span text:style-name="Source_20_Text"><text:span text:style-name="T1"> </text:span></text:span><text:span text:style-name="Source_20_Text"><text:span text:style-name="T4">Dog</text:span></text:span></text:p>
      <text:p text:style-name="Preformatted_20_Text"><text:span text:style-name="Source_20_Text"><text:span text:style-name="T1"><text:s text:c="2"/></text:span></text:span><text:span text:style-name="Source_20_Text"><text:span text:style-name="T3">def</text:span></text:span><text:span text:style-name="Source_20_Text"><text:span text:style-name="T1"> </text:span></text:span><text:span text:style-name="Source_20_Text"><text:span text:style-name="T4">initialize</text:span></text:span><text:span text:style-name="Source_20_Text"><text:span text:style-name="T1">(name)</text:span></text:span></text:p>
      <text:p text:style-name="Preformatted_20_Text"><text:span text:style-name="Source_20_Text"><text:span text:style-name="T1"><text:s text:c="4"/>@name = name</text:span></text:span></text:p>
      <text:p text:style-name="Preformatted_20_Text"><text:span text:style-name="Source_20_Text"><text:span text:style-name="T1"><text:s text:c="2"/></text:span></text:span><text:span text:style-name="Source_20_Text"><text:span text:style-name="T3">end</text:span></text:span></text:p>
      <text:p text:style-name="P1"><text:span text:style-name="Source_20_Text"><text:span text:style-name="T3">end</text:span></text:span></text:p>
      <text:p text:style-name="Preformatted_20_Text"><text:span text:style-name="Source_20_Text"><text:span text:style-name="T2"># project_root/pet_hotel.rb</text:span></text:span></text:p>
      <text:p text:style-name="Preformatted_20_Text"/>
      <text:p text:style-name="Preformatted_20_Text"><text:span text:style-name="Source_20_Text"><text:span text:style-name="T2"># Let's require the last two files, by specifying their path's relative to this pet_hotel.rb file</text:span></text:span></text:p>
      <text:p text:style-name="Preformatted_20_Text"><text:span text:style-name="Source_20_Text"><text:span text:style-name="T1">require_relative </text:span></text:span><text:span text:style-name="Source_20_Text"><text:span text:style-name="T5">"./cat.rb"</text:span></text:span></text:p>
      <text:p text:style-name="Preformatted_20_Text"><text:span text:style-name="Source_20_Text"><text:span text:style-name="T1">require_relative </text:span></text:span><text:span text:style-name="Source_20_Text"><text:span text:style-name="T5">"./other_animals/dog.rb"</text:span></text:span></text:p>
      <text:p text:style-name="Preformatted_20_Text"/>
      <text:p text:style-name="Preformatted_20_Text"><text:span text:style-name="Source_20_Text"><text:span text:style-name="T3">class</text:span></text:span><text:span text:style-name="Source_20_Text"><text:span text:style-name="T1"> </text:span></text:span><text:span text:style-name="Source_20_Text"><text:span text:style-name="T4">PetHotel</text:span></text:span></text:p>
      <text:p text:style-name="Preformatted_20_Text"><text:span text:style-name="Source_20_Text"><text:span text:style-name="T1"><text:s text:c="2"/></text:span></text:span><text:span text:style-name="Source_20_Text"><text:span text:style-name="T3">def</text:span></text:span><text:span text:style-name="Source_20_Text"><text:span text:style-name="T1"> </text:span></text:span><text:span text:style-name="Source_20_Text"><text:span text:style-name="T4">initialize</text:span></text:span><text:span text:style-name="Source_20_Text"><text:span text:style-name="T1">(name)</text:span></text:span></text:p>
      <text:p text:style-name="Preformatted_20_Text"><text:span text:style-name="Source_20_Text"><text:span text:style-name="T1"><text:s text:c="4"/>@name = name</text:span></text:span></text:p>
      <text:p text:style-name="Preformatted_20_Text"><text:span text:style-name="Source_20_Text"><text:span text:style-name="T1"><text:s text:c="4"/>@guests = []</text:span></text:span></text:p>
      <text:p text:style-name="Preformatted_20_Text"><text:span text:style-name="Source_20_Text"><text:span text:style-name="T1"><text:s text:c="2"/></text:span></text:span><text:span text:style-name="Source_20_Text"><text:span text:style-name="T3">end</text:span></text:span></text:p>
      <text:p text:style-name="Preformatted_20_Text"/>
      <text:p text:style-name="Preformatted_20_Text"><text:span text:style-name="Source_20_Text"><text:span text:style-name="T1"><text:s text:c="2"/></text:span></text:span><text:span text:style-name="Source_20_Text"><text:span text:style-name="T3">def</text:span></text:span><text:span text:style-name="Source_20_Text"><text:span text:style-name="T1"> </text:span></text:span><text:span text:style-name="Source_20_Text"><text:span text:style-name="T4">check_in</text:span></text:span><text:span text:style-name="Source_20_Text"><text:span text:style-name="T1">(guest)</text:span></text:span></text:p>
      <text:p text:style-name="Preformatted_20_Text"><text:span text:style-name="Source_20_Text"><text:span text:style-name="T1"><text:s text:c="4"/>@guests &lt;&lt; guest</text:span></text:span></text:p>
      <text:p text:style-name="Preformatted_20_Text"><text:span text:style-name="Source_20_Text"><text:span text:style-name="T1"><text:s text:c="2"/></text:span></text:span><text:span text:style-name="Source_20_Text"><text:span text:style-name="T3">end</text:span></text:span></text:p>
      <text:p text:style-name="Preformatted_20_Text"><text:soft-page-break/><text:span text:style-name="Source_20_Text"><text:span text:style-name="T3">end</text:span></text:span></text:p>
      <text:p text:style-name="Preformatted_20_Text"/>
      <text:p text:style-name="Preformatted_20_Text"><text:span text:style-name="Source_20_Text"><text:span text:style-name="T1">hotel = PetHotel.new(</text:span></text:span><text:span text:style-name="Source_20_Text"><text:span text:style-name="T5">"Animal Inn"</text:span></text:span><text:span text:style-name="Source_20_Text"><text:span text:style-name="T1">)</text:span></text:span></text:p>
      <text:p text:style-name="Preformatted_20_Text"/>
      <text:p text:style-name="Preformatted_20_Text"><text:span text:style-name="Source_20_Text"><text:span text:style-name="T1">cat = Cat.new(</text:span></text:span><text:span text:style-name="Source_20_Text"><text:span text:style-name="T5">"Sennacy"</text:span></text:span><text:span text:style-name="Source_20_Text"><text:span text:style-name="T1">)</text:span></text:span></text:p>
      <text:p text:style-name="Preformatted_20_Text"><text:span text:style-name="Source_20_Text"><text:span text:style-name="T1">dog = Dog.new(</text:span></text:span><text:span text:style-name="Source_20_Text"><text:span text:style-name="T5">"Fido"</text:span></text:span><text:span text:style-name="Source_20_Text"><text:span text:style-name="T1">)</text:span></text:span></text:p>
      <text:p text:style-name="Preformatted_20_Text"/>
      <text:p text:style-name="Preformatted_20_Text"><text:span text:style-name="Source_20_Text"><text:span text:style-name="T1">hotel.check_in(cat)</text:span></text:span></text:p>
      <text:p text:style-name="Preformatted_20_Text"><text:span text:style-name="Source_20_Text"><text:span text:style-name="T1">hotel.check_in(dog)</text:span></text:span></text:p>
      <text:p text:style-name="Preformatted_20_Text"/>
      <text:p text:style-name="Preformatted_20_Text"><text:span text:style-name="Source_20_Text"><text:span text:style-name="T1">p hotel</text:span></text:span></text:p>
      <text:p text:style-name="Preformatted_20_Text"><text:span text:style-name="Source_20_Text"><text:span text:style-name="T2"># &lt;PetHotel:0x007ffe7f01af60</text:span></text:span></text:p>
      <text:p text:style-name="Preformatted_20_Text"><text:span text:style-name="Source_20_Text"><text:span text:style-name="T2"># <text:s text:c="2"/>@name="Animal Inn",</text:span></text:span></text:p>
      <text:p text:style-name="Preformatted_20_Text"><text:span text:style-name="Source_20_Text"><text:span text:style-name="T2"># <text:s text:c="2"/>@guests=[</text:span></text:span></text:p>
      <text:p text:style-name="Preformatted_20_Text"><text:span text:style-name="Source_20_Text"><text:span text:style-name="T2"># <text:s text:c="4"/>#&lt;Cat:0x007ffe7f01aee8 @name="Sennacy"&gt;,</text:span></text:span></text:p>
      <text:p text:style-name="Preformatted_20_Text"><text:span text:style-name="Source_20_Text"><text:span text:style-name="T2"># <text:s text:c="4"/>#&lt;Dog:0x007ffe7f01ae98 @name="Fido"&gt;</text:span></text:span></text:p>
      <text:p text:style-name="Preformatted_20_Text"><text:span text:style-name="Source_20_Text"><text:span text:style-name="T2"># <text:s text:c="2"/>]</text:span></text:span></text:p>
      <text:p text:style-name="P1"><text:span text:style-name="Source_20_Text"><text:span text:style-name="T2"># &gt;</text:span></text:span></text:p>
      <text:p text:style-name="Text_20_body">To run our hotel, we would just need to execute <text:span text:style-name="Source_20_Text">ruby pet_hotel.rb</text:span>. Because <text:span text:style-name="Source_20_Text">pet_hotel.rb</text:span> requires <text:span text:style-name="Source_20_Text">cat.rb</text:span> and <text:span text:style-name="Source_20_Text">dog.rb</text:span>, the code in those files will also execute.</text:p>
      <text:p text:style-name="Text_20_body"><text:span text:style-name="Source_20_Text">require_relative</text:span> is a method we can use to specify a path to another ruby file. As it's name suggests, we need to specify a path that is relative to our current location. So if we are at <text:span text:style-name="Source_20_Text">pet_hotel.rb</text:span> a relative path to <text:span text:style-name="Source_20_Text">cat.rb</text:span> is <text:span text:style-name="Source_20_Text">./cat.rb</text:span>. A single dot (<text:span text:style-name="Source_20_Text">./</text:span>) denotes the current location of our file.</text:p>
      <text:p text:style-name="Text_20_body"><text:span text:style-name="Source_20_Text">dog.rb</text:span> is not immediately found in our current location; it is one folder away. So the relative path from <text:span text:style-name="Source_20_Text">pet_hotel.rb</text:span> to <text:span text:style-name="Source_20_Text">dog.rb</text:span> is <text:span text:style-name="Source_20_Text">./other_animals/dog.rb</text:span>.</text:p>
      <text:h text:style-name="Heading_20_4" text:outline-level="4">require vs require_relative</text:h>
      <text:p text:style-name="Text_20_body">You may have noticed that in the course projects we have used <text:span text:style-name="Source_20_Text">require</text:span> instead of <text:span text:style-name="Source_20_Text">require_relative</text:span> in our <text:span text:style-name="Source_20_Text">/spec</text:span> files. We use the plain <text:span text:style-name="Source_20_Text">require</text:span> because we run the code using RSPEC via <text:span text:style-name="Source_20_Text">bundle exec rspec</text:span>. RSPEC will automatically run the code in a certain configuration where it will automatically know to look inside of the <text:span text:style-name="Source_20_Text">/lib</text:span> folder. In fact, RSPEC is designed to be used where you have a separate <text:span text:style-name="Source_20_Text">/spec</text:span> and <text:span text:style-name="Source_20_Text">/lib</text:span> folders. To get into the nitty gritty details, RSPEC will configure the $LOAD_PATH for us. But don't worry about this for now.</text:p>
      <text:p text:style-name="Text_20_body">As a rule of thumb, we'll use the plain <text:span text:style-name="Source_20_Text">require</text:span> where gems are involved. In the previous sections that used the byebug gem, we had to write <text:span text:style-name="Source_20_Text">require "byebug"</text:span> to access the debugger. It's obvious that we don't have an explicit <text:span text:style-name="Source_20_Text">byebug.rb</text:span> file in those old projects. This is because ruby already knows where to find byebug through the $LOADPAT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1T00:03:08.910633749</meta:creation-date>
    <dc:date>2019-07-21T00:03:31.072463414</dc:date>
    <meta:editing-duration>PT22S</meta:editing-duration>
    <meta:editing-cycles>1</meta:editing-cycles>
    <meta:document-statistic meta:table-count="0" meta:image-count="0" meta:object-count="0" meta:page-count="3" meta:paragraph-count="87" meta:word-count="760" meta:character-count="4740" meta:non-whitespace-character-count="3963"/>
    <meta:generator>LibreOffice/5.1.6.2$Linux_X86_64 LibreOffice_project/10m0$Build-2</meta:generator>
  </office:meta>
</office:document-meta>
</file>